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 office:value-type="string" calcext:value-type="string">
            <text:p>[600] OK</text:p>
          </table:table-cell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 office:value-type="string" calcext:value-type="string">
            <text:p>[600] OK</text:p>
          </table:table-cell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/>
          <table:table-cell table:style-name="ce11" office:value-type="string" calcext:value-type="string">
            <text:p>add to SJM’s L token at the end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/>
          <table:table-cell table:style-name="ce11" office:value-type="string" calcext:value-type="string">
            <text:p>use L token for Minister Cho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/>
          <table:table-cell table:style-name="ce11" office:value-type="string" calcext:value-type="string">
            <text:p>use L token for Zen Daijun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4"/>
          <table:table-cell table:style-name="ce11" office:value-type="string" calcext:value-type="string">
            <text:p>remove from city, add to forest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/>
          <table:table-cell table:style-name="ce11" office:value-type="string" calcext:value-type="string">
            <text:p>use L token for Sunqua</text:p>
          </table:table-cell>
          <table:table-cell table:style-name="ce5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office:value-type="string" calcext:value-type="string">
            <text:p>soft track needs [350]</text:p>
          </table:table-cell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office:value-type="string" calcext:value-type="string">
            <text:p>soft track needs [200]</text:p>
          </table:table-cell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Plays with * for ANY of the outurb* or urbaad* tokens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6:17:24.987591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3T17:09:23.241681883</dc:date>
    <meta:editing-duration>PT8H38M48S</meta:editing-duration>
    <meta:editing-cycles>21</meta:editing-cycles>
    <meta:generator>LibreOffice/25.2.3.2$Linux_X86_64 LibreOffice_project/520$Build-2</meta:generator>
    <meta:document-statistic meta:table-count="5" meta:cell-count="610" meta:object-count="0"/>
  </office:meta>
</office:document-meta>
</file>